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roman" svg:font-family="roman" style:font-pitch="fixed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111111" style:font-name="Times new roman" fo:font-size="12pt" fo:font-weight="normal" officeooo:rsid="000c4134" officeooo:paragraph-rsid="000c4134" style:font-size-asian="12pt" style:font-weight-asian="normal" style:font-size-complex="12pt" style:font-weight-complex="normal"/>
    </style:style>
    <style:style style:name="P2" style:family="paragraph" style:parent-style-name="Standard">
      <loext:graphic-properties draw:fill="solid" draw:fill-color="#ffffff"/>
      <style:paragraph-properties fo:margin-top="0.1252in" fo:margin-bottom="0in" loext:contextual-spacing="false" fo:line-height="100%" fo:background-color="#ffffff"/>
      <style:text-properties fo:color="#111111" style:font-name="Times new roman" fo:font-size="12pt" fo:font-weight="normal" officeooo:paragraph-rsid="0008a1ab" style:font-size-asian="12pt" style:font-weight-asian="normal" style:font-size-complex="12pt" style:font-weight-complex="normal"/>
    </style:style>
    <style:style style:name="P3" style:family="paragraph" style:parent-style-name="Standard" style:list-style-name="" style:master-page-name="Standard">
      <loext:graphic-properties draw:fill="solid" draw:fill-color="#ffffff"/>
      <style:paragraph-properties fo:margin-top="0.0626in" fo:margin-bottom="0.0626in" loext:contextual-spacing="false" fo:line-height="100%" style:page-number="auto" fo:background-color="#ffffff"/>
      <style:text-properties fo:color="#111111" style:font-name="Times new roman" fo:font-size="12pt" fo:font-weight="normal" style:font-name-asian="Times New Roman1" style:font-size-asian="12pt" style:font-weight-asian="normal" style:font-name-complex="Helvetica1" style:font-size-complex="12pt" style:font-weight-complex="normal"/>
    </style:style>
    <style:style style:name="P4" style:family="paragraph" style:parent-style-name="Standard">
      <loext:graphic-properties draw:fill="solid" draw:fill-color="#ffffff"/>
      <style:paragraph-properties fo:margin-top="0.1252in" fo:margin-bottom="0in" loext:contextual-spacing="false" fo:line-height="100%" fo:background-color="#ffffff"/>
      <style:text-properties fo:color="#111111" style:font-name="Times new roman" fo:font-size="12pt" fo:font-weight="normal" officeooo:paragraph-rsid="0008a1ab" style:font-name-asian="Times New Roman1" style:font-size-asian="12pt" style:font-weight-asian="normal" style:font-name-complex="Helvetica1" style:font-size-complex="12pt" style:font-weight-complex="normal"/>
    </style:style>
    <style:style style:name="P5" style:family="paragraph" style:parent-style-name="Standard">
      <loext:graphic-properties draw:fill="solid" draw:fill-color="#ffffff"/>
      <style:paragraph-properties fo:margin-top="0.1252in" fo:margin-bottom="0in" loext:contextual-spacing="false" fo:line-height="100%" fo:background-color="#ffffff"/>
      <style:text-properties fo:color="#111111" style:font-name="Times new roman" fo:font-size="12pt" fo:font-weight="normal" style:font-name-asian="Times New Roman1" style:font-size-asian="12pt" style:font-weight-asian="normal" style:font-name-complex="Helvetica1" style:font-size-complex="12pt" style:font-weight-complex="normal"/>
    </style:style>
    <style:style style:name="P6" style:family="paragraph" style:parent-style-name="Standard">
      <loext:graphic-properties draw:fill="solid" draw:fill-color="#ffffff"/>
      <style:paragraph-properties fo:margin-top="0.1252in" fo:margin-bottom="0in" loext:contextual-spacing="false" fo:line-height="100%" fo:background-color="#ffffff"/>
      <style:text-properties fo:color="#111111" style:font-name="Times new roman" fo:font-size="12pt" fo:font-weight="normal" officeooo:rsid="000c195a" officeooo:paragraph-rsid="000c195a" style:font-name-asian="Times New Roman1" style:font-size-asian="12pt" style:font-weight-asian="normal" style:font-name-complex="Helvetica1" style:font-size-complex="12pt" style:font-weight-complex="normal"/>
    </style:style>
    <style:style style:name="P7" style:family="paragraph" style:parent-style-name="Standard">
      <loext:graphic-properties draw:fill="solid" draw:fill-color="#ffffff"/>
      <style:paragraph-properties fo:margin-top="0.1252in" fo:margin-bottom="0in" loext:contextual-spacing="false" fo:line-height="100%" fo:background-color="#ffffff"/>
      <style:text-properties fo:color="#111111"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loext:graphic-properties draw:fill="solid" draw:fill-color="#ffffff"/>
      <style:paragraph-properties fo:margin-top="0.1252in" fo:margin-bottom="0in" loext:contextual-spacing="false" fo:line-height="100%" fo:background-color="#ffffff"/>
      <style:text-properties fo:color="#111111" style:font-name="Times new roman" fo:font-size="12pt" fo:font-weight="normal" officeooo:rsid="0010a641" officeooo:paragraph-rsid="0010a641" style:font-size-asian="12pt" style:font-weight-asian="normal" style:font-size-complex="12pt" style:font-weight-complex="normal"/>
    </style:style>
    <style:style style:name="P9" style:family="paragraph" style:parent-style-name="Standard">
      <loext:graphic-properties draw:fill="solid" draw:fill-color="#ffffff"/>
      <style:paragraph-properties fo:margin-top="0.1252in" fo:margin-bottom="0in" loext:contextual-spacing="false" fo:line-height="100%" fo:background-color="#ffffff"/>
      <style:text-properties fo:color="#111111" style:font-name="Times new roman" fo:font-size="12pt" fo:font-weight="normal" officeooo:rsid="0010d207" officeooo:paragraph-rsid="0010d207" style:font-size-asian="12pt" style:font-weight-asian="normal" style:font-size-complex="12pt" style:font-weight-complex="normal"/>
    </style:style>
    <style:style style:name="T1" style:family="text">
      <style:text-properties style:font-name-asian="Times New Roman1" style:font-name-complex="Helvetica1"/>
    </style:style>
    <style:style style:name="T2" style:family="text">
      <style:text-properties officeooo:rsid="0008a1ab" style:font-name-asian="Times New Roman1" style:font-name-complex="Helvetica1"/>
    </style:style>
    <style:style style:name="T3" style:family="text">
      <style:text-properties officeooo:rsid="000a50a2" style:font-name-asian="Times New Roman1" style:font-name-complex="Helvetica1"/>
    </style:style>
    <style:style style:name="T4" style:family="text">
      <style:text-properties officeooo:rsid="000ad947" style:font-name-asian="Times New Roman1" style:font-name-complex="Helvetica1"/>
    </style:style>
    <style:style style:name="T5" style:family="text">
      <style:text-properties officeooo:rsid="000b6c76" style:font-name-asian="Times New Roman1" style:font-name-complex="Helvetica1"/>
    </style:style>
    <style:style style:name="T6" style:family="text">
      <style:text-properties officeooo:rsid="000fe70f" style:font-name-asian="Times New Roman1" style:font-name-complex="Helvetica1"/>
    </style:style>
    <style:style style:name="T7" style:family="text">
      <style:text-properties officeooo:rsid="0010d207" style:font-name-asian="Times New Roman1" style:font-name-complex="Helvetica1"/>
    </style:style>
    <style:style style:name="T8" style:family="text">
      <style:text-properties officeooo:rsid="001267e5" style:font-name-asian="Times New Roman1" style:font-name-complex="Helvetica1"/>
    </style:style>
    <style:style style:name="T9" style:family="text">
      <style:text-properties officeooo:rsid="000fe70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4">Questions: Tannenbaum &amp; Bos 1.{17,22,24,25}</text:h>
      <text:p text:style-name="P4">17. What is a trap instruction? Explain its use in operating systems.</text:p>
      <text:p text:style-name="P2"><text:span text:style-name="T2">Executed to switch from user mode to kernel mode and start execution at fixed address in kernel. Similar to the procedure-call instruction because the following is a distant location and the return address is saved on the stack for later use. Trap instruction switches to kernel mode, where as a procedure-call does not change mode. Procedure-call gives relative address, Trap instruction cannot jump to an arbitrary address. </text:span><text:span text:style-name="T3">Trap either jumps to a single fixed location or 8bit field containing jump address. Kernel code following trap </text:span><text:span text:style-name="T4">dispatches to system call handler which then runs. </text:span><text:span text:style-name="T5">Procedure call returns to caller. User call must clean stack.</text:span><text:span text:style-name="T1"><text:line-break/><text:line-break/>22. Can the<text:line-break/>count = write(fd, buffer, nbytes);<text:line-break/>call return any value in count other than nbytes? If so, why?</text:span></text:p>
      <text:p text:style-name="P6">On success nbytes is returned. On error, -1 is returned, and errno is set up appropriately. If count is zero and file descriptor refers to a regular file, 0 may also be returned. </text:p>
      <text:p text:style-name="P7"><text:span text:style-name="T1">24. Suppose that a 10-MB file is stored on a disk on the same track (track 50) in consecutive<text:line-break/>sectors. The disk arm is currently situated over track number 100. How long will<text:line-break/>it take to retrieve this file from the disk? Assume that it takes about 1 ms to move the<text:line-break/>arm from one cylinder to the next and about 5 ms for the sector where the beginning of<text:line-break/></text:span><text:bookmark text:name="_GoBack"/><text:span text:style-name="T1">the file is stored to rotate under the head. Also, assume that reading occurs at a rate of<text:line-break/>200 MB/s.</text:span></text:p>
      <text:p text:style-name="P9"><text:span text:style-name="T1">I </text:span><text:span text:style-name="T8">am not sure about this one, here is a guess</text:span><text:span text:style-name="T1">:</text:span></text:p>
      <text:p text:style-name="P8"><text:span text:style-name="T7">(</text:span><text:span text:style-name="T6">1</text:span><text:span text:style-name="T1">ms</text:span><text:span text:style-name="T6">*</text:span><text:span text:style-name="T1">50tracks</text:span><text:span text:style-name="T6"> </text:span><text:span text:style-name="T1">+ 5ms</text:span><text:span text:style-name="T7">)</text:span><text:span text:style-name="T1"> +10MB/200MB/s </text:span><text:span text:style-name="T7">= 55ms + 0.5s = 555ms</text:span></text:p>
      <text:p text:style-name="P5">25. What is the essential difference between a block special file and a character special<text:line-break/>file?</text:p>
      <text:p text:style-name="P1">Block special file provide access to device that transfers in groups of a fixed size, like a disk. A character special file provides access to device that increments a single character at a time, for example a terminal. Block special files have numbered blocks that can read/write independently. It is not possible to seek any block with character special fi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roman" svg:font-family="roman" style:font-pitch="fixed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4_20_Char" style:display-name="Heading 4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wster,George T,Jr</meta:initial-creator>
    <meta:editing-cycles>6</meta:editing-cycles>
    <meta:creation-date>2017-01-14T01:32:00</meta:creation-date>
    <dc:date>2017-01-13T22:53:03.482385076</dc:date>
    <meta:editing-duration>PT18M44S</meta:editing-duration>
    <meta:generator>LibreOffice/5.1.4.2$Linux_X86_64 LibreOffice_project/10m0$Build-2</meta:generator>
    <meta:document-statistic meta:table-count="0" meta:image-count="0" meta:object-count="0" meta:page-count="1" meta:paragraph-count="9" meta:word-count="360" meta:character-count="2060" meta:non-whitespace-character-count="170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